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27affb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Cuántos pines tiene un conector HDMI Mini?</text:p>
      <text:p text:style-name="P5">a) 15.</text:p>
      <text:p text:style-name="P5">b) 19.</text:p>
      <text:p text:style-name="P5">c) 24.</text:p>
      <text:p text:style-name="P5">d) 32.</text:p>
      <text:p text:style-name="P5"/>
      <text:p text:style-name="P5">¿Qué tipo de señal transmite el conector HDMI?</text:p>
      <text:p text:style-name="P5">a) Solo audio.</text:p>
      <text:p text:style-name="P5">b) Solo video.</text:p>
      <text:p text:style-name="P5">c) Audio y video.</text:p>
      <text:p text:style-name="P5">d) Datos de almacenamiento.</text:p>
      <text:p text:style-name="P5"/>
      <text:p text:style-name="P5">¿Cuántos pines tiene un conector DisplayPort de 20 pines?</text:p>
      <text:p text:style-name="P5">a) 15.</text:p>
      <text:p text:style-name="P5">b) 19.</text:p>
      <text:p text:style-name="P5">c) 20.</text:p>
      <text:p text:style-name="P5">d) 24.</text:p>
      <text:p text:style-name="P5"/>
      <text:p text:style-name="P5">¿Cuál es la principal ventaja del conector VGA sobre el HDMI?</text:p>
      <text:p text:style-name="P5">a) Mayor velocidad de transferencia.</text:p>
      <text:p text:style-name="P5">b) Reversibilidad del conector.</text:p>
      <text:p text:style-name="P5">c) Transmite audio y video digital.</text:p>
      <text:p text:style-name="P5">d) Mayor resistencia física.</text:p>
      <text:p text:style-name="P5"/>
      <text:p text:style-name="P5">¿Qué tipo de señal transmite el conector USB-C?</text:p>
      <text:p text:style-name="P5">a) Solo audio.</text:p>
      <text:p text:style-name="P5">b) Solo video.</text:p>
      <text:p text:style-name="P5">c) Audio y video.</text:p>
      <text:p text:style-name="P5">d) Datos de almacenamiento.</text:p>
      <text:p text:style-name="P5"/>
      <text:p text:style-name="P5">¿Cuál de los siguientes conectores es conocido por su capacidad para suministrar energía suficiente para cargar dispositivos, incluidos laptops?</text:p>
      <text:p text:style-name="P5">a) HDMI.</text:p>
      <text:p text:style-name="P5">b) DisplayPort.</text:p>
      <text:p text:style-name="P5">c) USB-C.</text:p>
      <text:p text:style-name="P5">d) VGA.</text:p>
      <text:p text:style-name="P5"/>
      <text:p text:style-name="P5">¿Cuántos pines tiene un conector HDMI Micro?</text:p>
      <text:p text:style-name="P5">a) 15.</text:p>
      <text:p text:style-name="P5">b) 19.</text:p>
      <text:p text:style-name="P5">c) 24.</text:p>
      <text:p text:style-name="P5">d) 32.</text:p>
      <text:p text:style-name="P5"/>
      <text:p text:style-name="P5"><text:soft-page-break/>¿Qué tipo de señal transmite el conector VGA?</text:p>
      <text:p text:style-name="P5">a) Solo audio.</text:p>
      <text:p text:style-name="P5">b) Solo video.</text:p>
      <text:p text:style-name="P5">c) Audio y video.</text:p>
      <text:p text:style-name="P5">d) Datos de almacenamiento.</text:p>
      <text:p text:style-name="P5"/>
      <text:p text:style-name="P5">¿Cuál de los siguientes conectores es compatible con la tecnología Thunderbolt?</text:p>
      <text:p text:style-name="P5">a) HDMI.</text:p>
      <text:p text:style-name="P5">b) DisplayPort.</text:p>
      <text:p text:style-name="P5">c) USB-C.</text:p>
      <text:p text:style-name="P5">d) VGA.</text:p>
      <text:p text:style-name="P5"/>
      <text:p text:style-name="P5">¿Cuántos pines tiene un conector USB-C de 32 pines?</text:p>
      <text:p text:style-name="P5">a) 15.</text:p>
      <text:p text:style-name="P5">b) 19.</text:p>
      <text:p text:style-name="P5">c) 24.</text:p>
      <text:p text:style-name="P5">d) 32.</text:p>
      <text:p text:style-name="P5"/>
      <text:p text:style-name="P5">¿Qué tipo de señal transmite el conector HDMI Micro?</text:p>
      <text:p text:style-name="P5">a) Solo audio.</text:p>
      <text:p text:style-name="P5">b) Solo video.</text:p>
      <text:p text:style-name="P5">c) Audio y video.</text:p>
      <text:p text:style-name="P5">d) Datos de almacenamiento.</text:p>
      <text:p text:style-name="P5"/>
      <text:p text:style-name="P5">¿Cuál de los siguientes conectores es más comúnmente utilizado en la conexión de dispositivos móviles como smartphones y tablets?</text:p>
      <text:p text:style-name="P5">a) HDMI.</text:p>
      <text:p text:style-name="P5">b) DisplayPort.</text:p>
      <text:p text:style-name="P5">c) USB-C.</text:p>
      <text:p text:style-name="P5">d) VGA.</text:p>
      <text:p text:style-name="P5"/>
      <text:p text:style-name="P5">¿Cuántos pines tiene un conector HDMI Mini?</text:p>
      <text:p text:style-name="P5">a) 15.</text:p>
      <text:p text:style-name="P5">b) 19.</text:p>
      <text:p text:style-name="P5">c) 24.</text:p>
      <text:p text:style-name="P5">d) 32.</text:p>
      <text:p text:style-name="P5"/>
      <text:p text:style-name="P5">¿Qué tipo de señal transmite el conector USB-C?</text:p>
      <text:p text:style-name="P5">a) Solo audio.</text:p>
      <text:p text:style-name="P5">b) Solo video.</text:p>
      <text:p text:style-name="P5">c) Audio y video.</text:p>
      <text:p text:style-name="P5">d) Datos de almacenamiento.</text:p>
      <text:p text:style-name="P5"/>
      <text:p text:style-name="P5">¿Cuántos pines tiene un conector <text:span text:style-name="T3">D</text:span><text:span text:style-name="T2">-sub</text:span> ?</text:p>
      <text:p text:style-name="P5">a) 9.</text:p>
      <text:p text:style-name="P5">b) 15.</text:p>
      <text:p text:style-name="P5">c) 24.</text:p>
      <text:p text:style-name="P5"><text:soft-page-break/>d) 19.</text:p>
      <text:p text:style-name="P5"/>
      <text:p text:style-name="P5">¿Cuál de los siguientes conectores se utiliza comúnmente para la conexión de discos duros y unidades ópticas en una placa base?</text:p>
      <text:p text:style-name="P5">a) IDE.</text:p>
      <text:p text:style-name="P5">b) SATA.</text:p>
      <text:p text:style-name="P5">c) ATX.</text:p>
      <text:p text:style-name="P5">d) Floppy.</text:p>
      <text:p text:style-name="P5"/>
      <text:p text:style-name="P5">¿Cuántos cables de datos puede soportar un solo conector SATA en una placa base?</text:p>
      <text:p text:style-name="P5">a) 1.</text:p>
      <text:p text:style-name="P5">b) 2.</text:p>
      <text:p text:style-name="P5">c) 4.</text:p>
      <text:p text:style-name="P5">d) 8.</text:p>
      <text:p text:style-name="P5"/>
      <text:p text:style-name="P5">¿Cuál de los siguientes conectores se utiliza para la conexión de fuentes de alimentación en una placa base?</text:p>
      <text:p text:style-name="P5">a) Floppy.</text:p>
      <text:p text:style-name="P5">b) IDE.</text:p>
      <text:p text:style-name="P5">c) ATX.</text:p>
      <text:p text:style-name="P5">d) SATA.</text:p>
      <text:p text:style-name="P5"/>
      <text:p text:style-name="P5">¿Cuántos pines tiene un conector de fuente de alimentación ATX estándar?</text:p>
      <text:p text:style-name="P5">a) 20.</text:p>
      <text:p text:style-name="P5">b) 24.</text:p>
      <text:p text:style-name="P5">c) 30.</text:p>
      <text:p text:style-name="P5">d) 40.</text:p>
      <text:p text:style-name="P5"/>
      <text:p text:style-name="P5">¿Cuál de los siguientes conectores se utiliza para la conexión de unidades de disquete (floppy) en una placa base?</text:p>
      <text:p text:style-name="P5">a) SATA.</text:p>
      <text:p text:style-name="P5">b) IDE.</text:p>
      <text:p text:style-name="P5">c) ATX.</text:p>
      <text:p text:style-name="P5">d) Floppy.</text:p>
      <text:p text:style-name="P5"/>
      <text:p text:style-name="P5">¿Cuántos dispositivos se pueden conectar a un solo canal IDE en una placa base?</text:p>
      <text:p text:style-name="P5">a) 1.</text:p>
      <text:p text:style-name="P5">b) 2.</text:p>
      <text:p text:style-name="P5">c) 4.</text:p>
      <text:p text:style-name="P5">d) 8.</text:p>
      <text:p text:style-name="P5"/>
      <text:p text:style-name="P5">¿Cuál de los siguientes conectores se utiliza para la conexión de periféricos USB, audio y otros botones en la parte frontal de la carcasa de una computadora?</text:p>
      <text:p text:style-name="P5">a) SATA.</text:p>
      <text:p text:style-name="P5">b) IDE.</text:p>
      <text:p text:style-name="P5">c) ATX.</text:p>
      <text:p text:style-name="P5">d) Panel Frontal.</text:p>
      <text:p text:style-name="P5"><text:soft-page-break/></text:p>
      <text:p text:style-name="P5">¿Cuántos pines tiene un conector de panel frontal estándar en una placa base?</text:p>
      <text:p text:style-name="P5">a) 10.</text:p>
      <text:p text:style-name="P5">b) 12.</text:p>
      <text:p text:style-name="P5">c) 16.</text:p>
      <text:p text:style-name="P5">d) 20.</text:p>
      <text:p text:style-name="P5"/>
      <text:p text:style-name="P5">¿Cuál de los siguientes conectores se utiliza para la conexión de ventiladores en una placa base?</text:p>
      <text:p text:style-name="P5">a) Floppy.</text:p>
      <text:p text:style-name="P5">b) IDE.</text:p>
      <text:p text:style-name="P5">c) ATX.</text:p>
      <text:p text:style-name="P5">d) Fan Header.</text:p>
      <text:p text:style-name="P5"/>
      <text:p text:style-name="P5">¿Cuántos cables de alimentación puede proporcionar un solo conector SATA en una placa base?</text:p>
      <text:p text:style-name="P5">a) 1.</text:p>
      <text:p text:style-name="P5">b) 2.</text:p>
      <text:p text:style-name="P5">c) 3.</text:p>
      <text:p text:style-name="P5">d) 4.</text:p>
      <text:p text:style-name="P5"/>
      <text:p text:style-name="P5">¿Cuál de los siguientes conectores se utiliza para la conexión de tarjetas de expansión, como tarjetas de video, en una placa base?</text:p>
      <text:p text:style-name="P5">a) SATA.</text:p>
      <text:p text:style-name="P5">b) IDE.</text:p>
      <text:p text:style-name="P5">c) PCI Express (PCIe).</text:p>
      <text:p text:style-name="P5">d) Flopp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27:13.091885818</dc:date>
    <meta:editing-duration>PT7H24M45S</meta:editing-duration>
    <meta:editing-cycles>15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35" meta:word-count="639" meta:character-count="3442" meta:non-whitespace-character-count="2936"/>
  </office:meta>
</office:document-meta>
</file>